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Password" field on "Reset password" page needs to contain<text:s/></text:p>
            <text:p>at least 1 uppercas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Password" field</text:p>
          </table:table-cell>
          <table:table-cell office:value-type="string" table:style-name="ce3">
            <text:p>"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Password in "Confirm Password"</text:p>
            <text:p>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"Reset password" button</text:p>
          </table:table-cell>
          <table:table-cell office:value-type="string" table:style-name="ce4">
            <text:p>"Password" and "Confirm password" fields are<text:s/></text:p>
            <text:p>red and there is following validation message<text:s/></text:p>
            <text:p>displayed: "Password needs to contain at least<text:s/></text:p>
            <text:p>1 uppercase let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word</text:p>
          </table:table-cell>
          <table:table-cell office:value-type="string" table:style-name="ce3">
            <text:p>12ema!&amp;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25:16Z</meta:creation-date>
    <dc:date>2022-07-01T08:40:15Z</dc:date>
  </office:meta>
</office:document-meta>
</file>